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UI</text:p>
      <text:p text:style-name="Standard"><text:tab/>Game Play</text:p>
      <text:p text:style-name="Standard"><text:tab/><text:tab/>Setup Scoring System, Display Accurately</text:p>
      <text:p text:style-name="Standard"><text:tab/><text:tab/>Setup Move Counting System, Display Accurately</text:p>
      <text:p text:style-name="Standard"><text:tab/><text:tab/>Add “High Score” section</text:p>
      <text:p text:style-name="Standard"><text:tab/>Pause Screen</text:p>
      <text:p text:style-name="Standard"><text:tab/><text:tab/>Add functionality to Reset button</text:p>
      <text:p text:style-name="Standard"><text:tab/>Reset Screen</text:p>
      <text:p text:style-name="Standard"><text:tab/><text:tab/>Confirm (Performs Reset Function)</text:p>
      <text:p text:style-name="Standard"><text:tab/><text:tab/>Cancel (Goes back)</text:p>
      <text:p text:style-name="Standard"><text:tab/>Victory/GameLoad Screen</text:p>
      <text:p text:style-name="Standard"><text:tab/><text:tab/>Ad Space</text:p>
      <text:p text:style-name="Standard"><text:tab/><text:tab/>Loading Bar</text:p>
      <text:p text:style-name="Standard"><text:tab/><text:tab/>Start Button</text:p>
      <text:p text:style-name="Standard"><text:tab/>Defeat/EndGame Screen</text:p>
      <text:p text:style-name="Standard"><text:tab/><text:tab/>Ad Space</text:p>
      <text:p text:style-name="Standard"><text:tab/><text:tab/>Start Button</text:p>
      <text:p text:style-name="Standard"/>
      <text:p text:style-name="Standard">Core Mechanics</text:p>
      <text:p text:style-name="Standard"><text:tab/>Save Data</text:p>
      <text:p text:style-name="Standard"><text:tab/><text:tab/>On Level Start</text:p>
      <text:p text:style-name="Standard"><text:tab/><text:tab/><text:tab/>Current Puzzle Layout</text:p>
      <text:p text:style-name="Standard"><text:tab/><text:tab/><text:tab/>Current Level Number</text:p>
      <text:p text:style-name="Standard"><text:tab/><text:tab/>On Move</text:p>
      <text:p text:style-name="Standard"><text:tab/><text:tab/><text:tab/>Current Position</text:p>
      <text:p text:style-name="Standard"><text:tab/><text:tab/><text:tab/>Current Moves Remaining</text:p>
      <text:p text:style-name="Standard"><text:tab/><text:tab/><text:tab/>Current Score</text:p>
      <text:p text:style-name="Standard"><text:tab/><text:tab/>Permanent Data</text:p>
      <text:p text:style-name="Standard"><text:tab/><text:tab/><text:tab/>High Score</text:p>
      <text:p text:style-name="Standard"><text:tab/><text:tab/>Reset Game Function (On reset and/or On defeat)</text:p>
      <text:p text:style-name="Standard"><text:tab/>Meshes</text:p>
      <text:p text:style-name="Standard"><text:tab/><text:tab/>Replace Meshes with low poly equivalents</text:p>
      <text:p text:style-name="Standard"><text:tab/><text:tab/><text:tab/>Floors</text:p>
      <text:p text:style-name="Standard"><text:tab/><text:tab/><text:tab/>Walls</text:p>
      <text:p text:style-name="Standard"><text:tab/><text:tab/><text:tab/>Goal</text:p>
      <text:p text:style-name="Standard"><text:tab/><text:tab/><text:tab/>Hero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e Whittaker</meta:initial-creator>
    <meta:creation-date>2015-02-07T08:54:21.01</meta:creation-date>
    <meta:document-statistic meta:table-count="0" meta:image-count="0" meta:object-count="0" meta:page-count="1" meta:paragraph-count="35" meta:word-count="93" meta:character-count="667"/>
    <dc:date>2015-02-07T09:07:56.58</dc:date>
    <dc:creator>Lee Whittaker</dc:creator>
    <meta:editing-duration>PT13M41S</meta:editing-duration>
    <meta:editing-cycles>1</meta:editing-cycles>
    <meta:generator>OpenOffice/4.0.0$Win32 OpenOffice.org_project/400m3$Build-9702</meta:generator>
  </office:meta>
</office:document-meta>
</file>